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.AppleSystemUIFont" svg:font-family=".AppleSystemUIFont" style:font-family-generic="swiss"/>
    <style:font-face style:name="F" svg:font-family="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F1" svg:font-family="" style:font-family-generic="system" style:font-pitch="variable"/>
    <style:font-face style:name="Arial Unicode MS" svg:font-family="'Arial Unicode MS'" style:font-family-generic="system" style:font-pitch="variable"/>
    <style:font-face style:name="Helvetica" svg:font-family="Helvetic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9.3646in" fo:margin-left="-0.075in" fo:margin-top="0in" fo:margin-bottom="0in" table:align="left" style:writing-mode="lr-tb"/>
    </style:style>
    <style:style style:name="Table2.A" style:family="table-column">
      <style:table-column-properties style:column-width="0.4958in"/>
    </style:style>
    <style:style style:name="Table2.B" style:family="table-column">
      <style:table-column-properties style:column-width="1.0847in"/>
    </style:style>
    <style:style style:name="Table2.C" style:family="table-column">
      <style:table-column-properties style:column-width="7.784in"/>
    </style:style>
    <style:style style:name="Table2.1" style:family="table-row">
      <style:table-row-properties style:min-row-height="0.4375in"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-left="0.0208in solid #000001" fo:border-right="0.0208in solid #000001" fo:border-top="0.0208in solid #000001" fo:border-bottom="none"/>
    </style:style>
    <style:style style:name="Table2.B1" style:family="table-cell">
      <style:table-cell-properties fo:padding-left="0.075in" fo:padding-right="0.075in" fo:padding-top="0in" fo:padding-bottom="0in" fo:border-left="0.0208in solid #000001" fo:border-right="0.0208in solid #000001" fo:border-top="0.0208in solid #000001" fo:border-bottom="0.0208in solid #00000a"/>
    </style:style>
    <style:style style:name="Table2.C1" style:family="table-cell">
      <style:table-cell-properties fo:padding-left="0.075in" fo:padding-right="0.075in" fo:padding-top="0in" fo:padding-bottom="0in" fo:border-left="0.0208in solid #000001" fo:border-right="0.0208in solid #00000a" fo:border-top="0.0208in solid #000001" fo:border-bottom="none"/>
    </style:style>
    <style:style style:name="Table2.2" style:family="table-row">
      <style:table-row-properties style:min-row-height="0.6667in" style:keep-together="true" fo:keep-together="auto"/>
    </style:style>
    <style:style style:name="Table2.A2" style:family="table-cell">
      <style:table-cell-properties fo:padding-left="0.075in" fo:padding-right="0.075in" fo:padding-top="0in" fo:padding-bottom="0in" fo:border-left="0.0208in solid #000001" fo:border-right="0.0208in solid #000001" fo:border-top="0.0208in solid #00000a" fo:border-bottom="0.0069in solid #000001"/>
    </style:style>
    <style:style style:name="Table2.B2" style:family="table-cell">
      <style:table-cell-properties fo:padding-left="0.075in" fo:padding-right="0.075in" fo:padding-top="0in" fo:padding-bottom="0in" fo:border-left="0.0208in solid #000001" fo:border-right="0.0208in solid #00000a" fo:border-top="0.0208in solid #00000a" fo:border-bottom="0.0069in solid #000001"/>
    </style:style>
    <style:style style:name="Table2.C2" style:family="table-cell">
      <style:table-cell-properties fo:padding-left="0.075in" fo:padding-right="0.075in" fo:padding-top="0in" fo:padding-bottom="0in" fo:border-left="0.0208in solid #00000a" fo:border-right="0.0208in solid #00000a" fo:border-top="0.0208in solid #00000a" fo:border-bottom="0.0069in solid #000001"/>
    </style:style>
    <style:style style:name="Table2.A3" style:family="table-cell">
      <style:table-cell-properties fo:padding-left="0.075in" fo:padding-right="0.075in" fo:padding-top="0in" fo:padding-bottom="0in" fo:border-left="0.0208in solid #000001" fo:border-right="0.0208in solid #000001" fo:border-top="0.0069in solid #000001" fo:border-bottom="0.0069in solid #000001"/>
    </style:style>
    <style:style style:name="Table2.B3" style:family="table-cell">
      <style:table-cell-properties fo:padding-left="0.075in" fo:padding-right="0.075in" fo:padding-top="0in" fo:padding-bottom="0in" fo:border-left="0.0208in solid #000001" fo:border-right="0.0208in solid #00000a" fo:border-top="0.0069in solid #000001" fo:border-bottom="0.0069in solid #000001"/>
    </style:style>
    <style:style style:name="Table2.C3" style:family="table-cell">
      <style:table-cell-properties fo:padding-left="0.075in" fo:padding-right="0.075in" fo:padding-top="0in" fo:padding-bottom="0in" fo:border-left="0.0208in solid #00000a" fo:border-right="0.0208in solid #00000a" fo:border-top="0.0069in solid #000001" fo:border-bottom="0.0069in solid #000001"/>
    </style:style>
    <style:style style:name="Table2.A6" style:family="table-cell">
      <style:table-cell-properties fo:padding-left="0.075in" fo:padding-right="0.075in" fo:padding-top="0in" fo:padding-bottom="0in" fo:border-left="0.0208in solid #000001" fo:border-right="0.0208in solid #000001" fo:border-top="0.0069in solid #000001" fo:border-bottom="0.0069in solid #00000a"/>
    </style:style>
    <style:style style:name="Table2.B6" style:family="table-cell">
      <style:table-cell-properties fo:padding-left="0.075in" fo:padding-right="0.075in" fo:padding-top="0in" fo:padding-bottom="0in" fo:border-left="0.0208in solid #000001" fo:border-right="0.0208in solid #00000a" fo:border-top="0.0069in solid #000001" fo:border-bottom="0.0069in solid #00000a"/>
    </style:style>
    <style:style style:name="Table2.C6" style:family="table-cell">
      <style:table-cell-properties fo:padding-left="0.075in" fo:padding-right="0.075in" fo:padding-top="0in" fo:padding-bottom="0in" fo:border-left="0.0208in solid #00000a" fo:border-right="0.0208in solid #00000a" fo:border-top="0.0069in solid #000001" fo:border-bottom="0.0069in solid #00000a"/>
    </style:style>
    <style:style style:name="Table2.A7" style:family="table-cell">
      <style:table-cell-properties fo:padding-left="0.075in" fo:padding-right="0.075in" fo:padding-top="0in" fo:padding-bottom="0in" fo:border-left="0.0208in solid #000001" fo:border-right="0.0208in solid #000001" fo:border-top="0.0069in solid #00000a" fo:border-bottom="0.0069in solid #000001"/>
    </style:style>
    <style:style style:name="Table2.B7" style:family="table-cell">
      <style:table-cell-properties fo:padding-left="0.075in" fo:padding-right="0.075in" fo:padding-top="0in" fo:padding-bottom="0in" fo:border-left="0.0208in solid #000001" fo:border-right="0.0208in solid #00000a" fo:border-top="0.0069in solid #00000a" fo:border-bottom="0.0069in solid #000001"/>
    </style:style>
    <style:style style:name="Table2.C7" style:family="table-cell">
      <style:table-cell-properties fo:padding-left="0.075in" fo:padding-right="0.075in" fo:padding-top="0in" fo:padding-bottom="0in" fo:border-left="0.0208in solid #00000a" fo:border-right="0.0208in solid #00000a" fo:border-top="0.0069in solid #00000a" fo:border-bottom="0.0069in solid #000001"/>
    </style:style>
    <style:style style:name="Table2.10" style:family="table-row">
      <style:table-row-properties style:min-row-height="0.1618in" style:keep-together="true" fo:keep-together="auto"/>
    </style:style>
    <style:style style:name="Table2.11" style:family="table-row">
      <style:table-row-properties style:min-row-height="0.1743in" style:keep-together="true" fo:keep-together="auto"/>
    </style:style>
    <style:style style:name="Table2.12" style:family="table-row">
      <style:table-row-properties style:min-row-height="0.0868in" style:keep-together="true" fo:keep-together="auto"/>
    </style:style>
    <style:style style:name="Table2.A12" style:family="table-cell">
      <style:table-cell-properties fo:padding-left="0.075in" fo:padding-right="0.075in" fo:padding-top="0in" fo:padding-bottom="0in" fo:border-left="0.0208in solid #000001" fo:border-right="0.0208in solid #000001" fo:border-top="0.0069in solid #00000a" fo:border-bottom="0.0069in solid #00000a"/>
    </style:style>
    <style:style style:name="Table2.B12" style:family="table-cell">
      <style:table-cell-properties fo:padding-left="0.075in" fo:padding-right="0.075in" fo:padding-top="0in" fo:padding-bottom="0in" fo:border-left="0.0208in solid #000001" fo:border-right="0.0208in solid #00000a" fo:border-top="0.0069in solid #00000a" fo:border-bottom="0.0069in solid #00000a"/>
    </style:style>
    <style:style style:name="Table2.13" style:family="table-row">
      <style:table-row-properties style:min-row-height="0.2306in" style:keep-together="true" fo:keep-together="auto"/>
    </style:style>
    <style:style style:name="Table2.A13" style:family="table-cell">
      <style:table-cell-properties fo:padding-left="0.075in" fo:padding-right="0.075in" fo:padding-top="0in" fo:padding-bottom="0in" fo:border-left="0.0208in solid #000001" fo:border-right="0.0208in solid #000001" fo:border-top="0.0069in solid #00000a" fo:border-bottom="0.0208in solid #00000a"/>
    </style:style>
    <style:style style:name="Table2.B13" style:family="table-cell">
      <style:table-cell-properties fo:padding-left="0.075in" fo:padding-right="0.075in" fo:padding-top="0in" fo:padding-bottom="0in" fo:border-left="0.0208in solid #000001" fo:border-right="0.0208in solid #00000a" fo:border-top="0.0069in solid #00000a" fo:border-bottom="0.0208in solid #00000a"/>
    </style:style>
    <style:style style:name="Table2.C13" style:family="table-cell">
      <style:table-cell-properties fo:padding-left="0.075in" fo:padding-right="0.075in" fo:padding-top="0in" fo:padding-bottom="0in" fo:border-left="0.0208in solid #00000a" fo:border-right="0.0208in solid #00000a" fo:border-top="0.0069in solid #000001" fo:border-bottom="0.0208in solid #00000a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margin-top="0in" fo:margin-bottom="0in" fo:line-height="100%" fo:background-color="#ffffff">
        <style:background-image/>
      </style:paragraph-properties>
    </style:style>
    <style:style style:name="P3" style:family="paragraph" style:parent-style-name="Standard">
      <style:paragraph-properties fo:margin-top="0in" fo:margin-bottom="0in" fo:line-height="100%"/>
    </style:style>
    <style:style style:name="P4" style:family="paragraph" style:parent-style-name="Standard">
      <style:paragraph-properties fo:margin-top="0in" fo:margin-bottom="0in" fo:line-height="100%"/>
      <style:text-properties fo:color="#0d0d0d" style:font-name="F" style:font-name-asian="Times New Roman1" style:font-name-complex="F1" style:font-weight-complex="bold"/>
    </style:style>
    <style:style style:name="T1" style:family="text">
      <style:text-properties fo:color="#0d0d0d" style:font-name="F" fo:font-style="italic" fo:font-weight="bold" style:font-style-asian="italic" style:font-weight-asian="bold" style:font-name-complex="F1" style:font-style-complex="italic" style:font-weight-complex="bold"/>
    </style:style>
    <style:style style:name="T2" style:family="text">
      <style:text-properties fo:color="#0d0d0d" style:font-name="F" fo:font-weight="bold" style:font-weight-asian="bold" style:font-name-complex="F1" style:font-weight-complex="bold"/>
    </style:style>
    <style:style style:name="T3" style:family="text">
      <style:text-properties fo:color="#0d0d0d" style:font-name="F" style:font-name-asian="Times New Roman1" style:font-name-complex="F1" style:font-weight-complex="bold"/>
    </style:style>
    <style:style style:name="T4" style:family="text">
      <style:text-properties fo:color="#1d2129" style:font-name="inherit" fo:font-size="10.5pt" style:font-name-asian="Times New Roman1" style:font-size-asian="10.5pt" style:font-name-complex="Helvetica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"><text:span text:style-name="T1">No.</text:span></text:p>
          </table:table-cell>
          <table:table-cell table:style-name="Table2.B1" office:value-type="string">
            <text:p text:style-name="P1"><text:span text:style-name="T1">Databases<text:line-break/>(Total 12)</text:span></text:p>
          </table:table-cell>
          <table:table-cell table:style-name="Table2.C1" office:value-type="string">
            <text:p text:style-name="P1"><text:span text:style-name="T1">Explanation</text:span></text:p>
          </table:table-cell>
        </table:table-row>
        <table:table-row table:style-name="Table2.2">
          <table:table-cell table:style-name="Table2.A2" office:value-type="string">
            <text:p text:style-name="P1"><text:span text:style-name="T2">1</text:span></text:p>
          </table:table-cell>
          <table:table-cell table:style-name="Table2.B2" office:value-type="string">
            <text:p text:style-name="P1"><text:span text:style-name="T2">PubMed</text:span></text:p>
          </table:table-cell>
          <table:table-cell table:style-name="Table2.C2" office:value-type="string">
            <text:p text:style-name="P2"><text:span text:style-name="T4">1. Perform PubMed search.</text:span></text:p>
            <text:p text:style-name="P2"><text:span text:style-name="T4">2. Choose the reports that the reviewer wants to export (if reviewer does not choose any report, PubMed system will automatically select all).0</text:span></text:p>
            <text:p text:style-name="P2"><text:span text:style-name="T4">3. Click on Send To, choose File.</text:span></text:p>
            <text:p text:style-name="P2"><text:span text:style-name="T4">4. Choose MEDLINE format.</text:span></text:p>
            <text:p text:style-name="P2"><text:span text:style-name="T4">5. Click Create File.</text:span></text:p>
            <text:p text:style-name="P2"><text:span text:style-name="T4">6. Move PubMed file to a suitable directory.</text:span></text:p>
          </table:table-cell>
        </table:table-row>
        <table:table-row table:style-name="Table2.2">
          <table:table-cell table:style-name="Table2.A3" office:value-type="string">
            <text:p text:style-name="P1"><text:span text:style-name="T2">2</text:span></text:p>
          </table:table-cell>
          <table:table-cell table:style-name="Table2.B3" office:value-type="string">
            <text:p text:style-name="P1"><text:span text:style-name="T2">Scopus</text:span></text:p>
          </table:table-cell>
          <table:table-cell table:style-name="Table2.C3" office:value-type="string">
            <text:p text:style-name="P2"><text:span text:style-name="T4">1. Perform Scopus search.</text:span></text:p>
            <text:p text:style-name="P2"><text:span text:style-name="T4">2. Select all articles.</text:span></text:p>
            <text:p text:style-name="P2"><text:span text:style-name="T4">3. Click on Export.</text:span></text:p>
            <text:p text:style-name="P2"><text:span text:style-name="T4">4. On the new interface, choose RIS format.</text:span></text:p>
            <text:p text:style-name="P2"><text:span text:style-name="T4">5. At Choose the Information to export, choose All available information. </text:span></text:p>
            <text:p text:style-name="P2"><text:span text:style-name="T4">6. Click on Export.</text:span></text:p>
            <text:p text:style-name="P2"><text:span text:style-name="T4">7. Move Scopus file to a suitable directory.</text:span></text:p>
          </table:table-cell>
        </table:table-row>
        <table:table-row table:style-name="Table2.2">
          <table:table-cell table:style-name="Table2.A3" office:value-type="string">
            <text:p text:style-name="P1"><text:span text:style-name="T2">3</text:span></text:p>
          </table:table-cell>
          <table:table-cell table:style-name="Table2.B3" office:value-type="string">
            <text:p text:style-name="P1"><text:span text:style-name="T2">ISI (WOS)</text:span></text:p>
          </table:table-cell>
          <table:table-cell table:style-name="Table2.C3" office:value-type="string">
            <text:p text:style-name="P2"><text:span text:style-name="T4">1. Perform ISI search.</text:span></text:p>
            <text:p text:style-name="P2"><text:span text:style-name="T4">2. Select all articles.</text:span></text:p>
            <text:p text:style-name="P2"><text:span text:style-name="T4">3. In the Save to panel, click on EndNote.</text:span></text:p>
            <text:p text:style-name="P2"><text:span text:style-name="T4">4. Move ISI file to a suitable directory.</text:span></text:p>
          </table:table-cell>
        </table:table-row>
        <table:table-row table:style-name="Table2.2">
          <table:table-cell table:style-name="Table2.A3" office:value-type="string">
            <text:p text:style-name="P1"><text:span text:style-name="T2">4</text:span></text:p>
          </table:table-cell>
          <table:table-cell table:style-name="Table2.B3" office:value-type="string">
            <text:p text:style-name="P1"><text:span text:style-name="T2">GHL</text:span></text:p>
          </table:table-cell>
          <table:table-cell table:style-name="Table2.C3" office:value-type="string">
            <text:p text:style-name="P2"><text:span text:style-name="T4">1. Perform WHO Global Health Library search.</text:span></text:p>
            <text:p text:style-name="P2"><text:span text:style-name="T4">2. Click on Send Results, tab Export.</text:span></text:p>
            <text:p text:style-name="P2"><text:span text:style-name="T4">3. Choose All references.</text:span></text:p>
            <text:p text:style-name="P2"><text:span text:style-name="T4">4. Choose RIS for export format.</text:span></text:p>
            <text:p text:style-name="P2"><text:span text:style-name="T4">5. Click on Send.</text:span></text:p>
            <text:p text:style-name="P2"><text:span text:style-name="T4">6. Move WHO-GHL file to a suitable directory.</text:span></text:p>
          </table:table-cell>
        </table:table-row>
        <table:table-row table:style-name="Table2.2">
          <table:table-cell table:style-name="Table2.A6" office:value-type="string">
            <text:p text:style-name="P1"><text:span text:style-name="T2">5</text:span></text:p>
          </table:table-cell>
          <table:table-cell table:style-name="Table2.B6" office:value-type="string">
            <text:p text:style-name="P1"><text:span text:style-name="T2">VHL</text:span></text:p>
          </table:table-cell>
          <table:table-cell table:style-name="Table2.C6" office:value-type="string">
            <text:p text:style-name="P2"><text:span text:style-name="T4">1. Perform VHL search.</text:span></text:p>
            <text:p text:style-name="P2"><text:span text:style-name="T4">2. Click on Export button (next to the Print button).</text:span></text:p>
            <text:p text:style-name="P2"><text:span text:style-name="T4">3. At Export format, choose RIS.</text:span></text:p>
            <text:p text:style-name="P2"><text:span text:style-name="T4">4. At Export, choose All references.</text:span></text:p>
            <text:p text:style-name="P2"><text:span text:style-name="T4">5. Move VHL file to a suitable directory.</text:span></text:p>
          </table:table-cell>
        </table:table-row>
        <table:table-row table:style-name="Table2.2">
          <table:table-cell table:style-name="Table2.A7" office:value-type="string">
            <text:p text:style-name="P1"><text:span text:style-name="T2">6</text:span></text:p>
          </table:table-cell>
          <table:table-cell table:style-name="Table2.B7" office:value-type="string">
            <text:p text:style-name="P1"><text:span text:style-name="T2">POPLINE</text:span></text:p>
          </table:table-cell>
          <table:table-cell table:style-name="Table2.C7" office:value-type="string">
            <text:p text:style-name="P2"><text:span text:style-name="T4">1. At Export Search Results, click on RIS to download to get Popline file for</text:span></text:p>
            <text:p text:style-name="P2"><text:span text:style-name="T4">2. Move Popline file to suitable directory.</text:span></text:p>
            <text:p text:style-name="P2"><text:span text:style-name="T4">3. Perform the same task for the rest pages until reviewers get all necessary files.</text:span></text:p>
            <text:p text:style-name="P2"><text:span text:style-name="T4">4. Finally, move all files to a suitable directory.</text:span></text:p>
          </table:table-cell>
        </table:table-row>
        <text:soft-page-break/>
        <table:table-row table:style-name="Table2.2">
          <table:table-cell table:style-name="Table2.A6" office:value-type="string">
            <text:p text:style-name="P1"><text:span text:style-name="T2">7</text:span></text:p>
          </table:table-cell>
          <table:table-cell table:style-name="Table2.B6" office:value-type="string">
            <text:p text:style-name="P1"><text:span text:style-name="T2">Cochrane</text:span></text:p>
          </table:table-cell>
          <table:table-cell table:style-name="Table2.C6" office:value-type="string">
            <text:p text:style-name="P3"><text:span text:style-name="T3">1. Perform Cochrane search.</text:span></text:p>
            <text:p text:style-name="P4"/>
          </table:table-cell>
        </table:table-row>
        <table:table-row table:style-name="Table2.2">
          <table:table-cell table:style-name="Table2.A6" office:value-type="string">
            <text:p text:style-name="P1"><text:span text:style-name="T2">8</text:span></text:p>
          </table:table-cell>
          <table:table-cell table:style-name="Table2.B3" office:value-type="string">
            <text:p text:style-name="P1"><text:span text:style-name="T2">EMBASE</text:span></text:p>
          </table:table-cell>
          <table:table-cell table:style-name="Table2.C3" office:value-type="string">
            <text:p text:style-name="P3"><text:span text:style-name="T3">1. Perform EMBASE search.</text:span></text:p>
            <text:p text:style-name="P4"/>
          </table:table-cell>
        </table:table-row>
        <table:table-row table:style-name="Table2.10">
          <table:table-cell table:style-name="Table2.A7" office:value-type="string">
            <text:p text:style-name="P1"><text:span text:style-name="T2">9</text:span></text:p>
          </table:table-cell>
          <table:table-cell table:style-name="Table2.B7" office:value-type="string">
            <text:p text:style-name="P1"><text:span text:style-name="T2">mRCT</text:span></text:p>
          </table:table-cell>
          <table:table-cell table:style-name="Table2.C7" office:value-type="string">
            <text:p text:style-name="P3"><text:span text:style-name="T3">1. Perform mRCT search.</text:span></text:p>
            <text:p text:style-name="P4"/>
          </table:table-cell>
        </table:table-row>
        <table:table-row table:style-name="Table2.11">
          <table:table-cell table:style-name="Table2.A6" office:value-type="string">
            <text:p text:style-name="P1"><text:span text:style-name="T2">10</text:span></text:p>
          </table:table-cell>
          <table:table-cell table:style-name="Table2.B6" office:value-type="string">
            <text:p text:style-name="P1"><text:span text:style-name="T2"><office:annotation office:name="__Annotation__484_430756805"><dc:creator>Gehad M Tawfik</dc:creator><dc:date>2019-03-27T09:43:00</dc:date><textooo:sender-initials>GMT</textooo:sender-initials><text:p>Will complete them</text:p></office:annotation></text:span><text:span text:style-name="T2">Clinical trial.gov</text:span><office:annotation-end office:name="__Annotation__484_430756805"/></text:p>
          </table:table-cell>
          <table:table-cell table:style-name="Table2.C3" office:value-type="string">
            <text:p text:style-name="P3"><text:span text:style-name="T3">1. Perform Clinical trial search.</text:span></text:p>
            <text:p text:style-name="P4"/>
          </table:table-cell>
        </table:table-row>
        <table:table-row table:style-name="Table2.12">
          <table:table-cell table:style-name="Table2.A12" office:value-type="string">
            <text:p text:style-name="P1"><text:span text:style-name="T2">11</text:span></text:p>
          </table:table-cell>
          <table:table-cell table:style-name="Table2.B12" office:value-type="string">
            <text:p text:style-name="P1"><text:span text:style-name="T2">Google Scholar</text:span></text:p>
          </table:table-cell>
          <table:table-cell table:style-name="Table2.C3" office:value-type="string">
            <text:p text:style-name="P3"><text:span text:style-name="T3">1. Perform Google Scholar search.</text:span></text:p>
            <text:p text:style-name="P3"><text:span text:style-name="T3">2. Click on Settings.</text:span></text:p>
            <text:p text:style-name="P3"><text:span text:style-name="T3">3. At Results per page, change to 20.</text:span></text:p>
            <text:p text:style-name="P3"><text:span text:style-name="T3">4. At Bibliography manager, choose Show links to import citations into EndNote, then click Save.</text:span></text:p>
            <text:p text:style-name="P3"><text:span text:style-name="T3">5. On Navigation Toolbar in Google chrome browser, click on the Zotero icon.</text:span></text:p>
            <text:p text:style-name="P3"><text:span text:style-name="T3">6. Choose Select All in the drop down window, and then click OK.</text:span></text:p>
            <text:p text:style-name="P3"><text:span text:style-name="T3">7. Move to the next pages and perform the same task (step (5) and (6)).</text:span></text:p>
            <text:p text:style-name="P3"><text:span text:style-name="T3">8. At the bottom-right corner of the browser (on Add-on Bar), click on the Zotero</text:span></text:p>
            <text:p text:style-name="P3"><text:span text:style-name="T3">9. On the new interface, click on Actions button, choose Export library.</text:span></text:p>
            <text:p text:style-name="P3"><text:span text:style-name="T3">10. Choose RIS format.</text:span></text:p>
            <text:p text:style-name="P3"><text:span text:style-name="T3">11. Click OK.</text:span></text:p>
            <text:p text:style-name="P3"><text:span text:style-name="T3">12. Move the exported Google Scholar file to a suitable directory.</text:span></text:p>
          </table:table-cell>
        </table:table-row>
        <table:table-row table:style-name="Table2.13">
          <table:table-cell table:style-name="Table2.A13" office:value-type="string">
            <text:p text:style-name="P1"><text:span text:style-name="T2">12</text:span></text:p>
          </table:table-cell>
          <table:table-cell table:style-name="Table2.B13" office:value-type="string">
            <text:p text:style-name="P1"><text:span text:style-name="T2">SIGLE</text:span></text:p>
          </table:table-cell>
          <table:table-cell table:style-name="Table2.C13" office:value-type="string">
            <text:p text:style-name="P2"><text:span text:style-name="T4">1. Perform SIGLE search.</text:span></text:p>
            <text:p text:style-name="P2"><text:span text:style-name="T4">2. Click on the Zotero icon in the URL bar to export references to Zotero.</text:span></text:p>
            <text:p text:style-name="P2"><text:span text:style-name="T4">3. Then, do the same steps described above for Google Scholar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.AppleSystemUIFont" svg:font-family=".AppleSystemUIFont" style:font-family-generic="swiss"/>
    <style:font-face style:name="F" svg:font-family="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F1" svg:font-family="" style:font-family-generic="system" style:font-pitch="variable"/>
    <style:font-face style:name="Arial Unicode MS" svg:font-family="'Arial Unicode MS'" style:font-family-generic="system" style:font-pitch="variable"/>
    <style:font-face style:name="Helvetica" svg:font-family="Helvetic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pril Clyburne-Sherin</meta:initial-creator>
    <meta:creation-date>2020-02-04T10:58:36</meta:creation-date>
    <meta:document-statistic meta:table-count="1" meta:image-count="0" meta:object-count="0" meta:page-count="2" meta:paragraph-count="78" meta:word-count="432" meta:character-count="2364"/>
    <dc:date>2020-02-04T10:59:14</dc:date>
    <dc:creator>April Clyburne-Sherin</dc:creator>
    <meta:editing-duration>PT38S</meta:editing-duration>
    <meta:editing-cycles>1</meta:editing-cycles>
    <meta:generator>OpenOffice/4.1.6$Unix OpenOffice.org_project/416m1$Build-9790</meta:generator>
  </office:meta>
</office:document-meta>
</file>